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opacity="100%" draw:textarea-horizontal-align="justify" draw:textarea-vertical-align="top" draw:auto-grow-height="false" fo:min-height="3.19cm" fo:min-width="3.385cm"/>
      <style:paragraph-properties style:writing-mode="lr-tb"/>
    </style:style>
    <style:style style:name="gr2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03cm" fo:min-width="10.422cm"/>
      <style:paragraph-properties style:writing-mode="lr-tb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3.877cm" fo:min-width="1.987cm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977cm" fo:min-width="1.099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301cm" fo:min-width="1.099cm"/>
      <style:paragraph-properties style:writing-mode="lr-tb"/>
    </style:style>
    <style:style style:name="gr6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677cm" fo:min-width="1.099cm"/>
      <style:paragraph-properties style:writing-mode="lr-tb"/>
    </style:style>
    <style:style style:name="gr7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2.752cm" fo:min-width="1.098cm"/>
      <style:paragraph-properties style:writing-mode="lr-tb"/>
    </style:style>
    <style:style style:name="gr8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4.714cm" fo:min-width="5.85cm"/>
      <style:paragraph-properties style:writing-mode="lr-tb"/>
    </style:style>
    <style:style style:name="gr9" style:family="graphic" style:parent-style-name="standard">
      <style:graphic-properties draw:fill-color="#000000" draw:textarea-vertical-align="middle" draw:auto-grow-height="false" fo:min-height="0.07cm" fo:min-width="0cm"/>
    </style:style>
    <style:style style:name="gr10" style:family="graphic" style:parent-style-name="objectwithoutfill">
      <style:graphic-properties draw:marker-end="Linienspitzen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" style:family="graphic" style:parent-style-name="standard">
      <style:graphic-properties svg:stroke-color="#000000" draw:fill="none" draw:fill-color="#000000" draw:textarea-horizontal-align="justify" draw:textarea-vertical-align="top" draw:auto-grow-height="false" fo:min-height="3.814cm" fo:min-width="3.564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3.818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469cm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925cm" fo:min-width="5.469cm"/>
      <style:paragraph-properties style:writing-mode="lr-tb"/>
    </style:style>
    <style:style style:name="gr16" style:family="graphic" style:parent-style-name="objectwithoutfill">
      <style:graphic-properties draw:marker-end="Linienspitzen_20_2" draw:marker-end-width="0.3cm" draw:fill="none" draw:textarea-vertical-align="middle"/>
    </style:style>
    <style:style style:name="gr17" style:family="graphic" style:parent-style-name="objectwithoutfill">
      <style:graphic-properties draw:marker-end="Linienspitzen_20_3" draw:marker-end-width="0.3cm" draw:fill="none" draw:textarea-vertical-align="middle"/>
    </style:style>
    <style:style style:name="gr18" style:family="graphic" style:parent-style-name="objectwithoutfill">
      <style:graphic-properties draw:marker-end="Linienspitzen_20_4" draw:marker-end-width="0.3cm" draw:fill="none" draw:textarea-vertical-align="middle"/>
    </style:style>
    <style:style style:name="gr1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4.453cm"/>
      <style:paragraph-properties style:writing-mode="lr-tb"/>
    </style:style>
    <style:style style:name="gr20" style:family="graphic" style:parent-style-name="objectwithoutfill">
      <style:graphic-properties draw:marker-end="Triangle_20_unfilled" draw:marker-end-width="0.3cm" draw:fill="none" draw:textarea-vertical-align="middle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258cm" fo:min-width="4.453cm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4.453cm"/>
      <style:paragraph-properties style:writing-mode="lr-tb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766cm" fo:min-width="4.453cm"/>
      <style:paragraph-properties style:writing-mode="lr-tb"/>
    </style:style>
    <style:style style:name="gr24" style:family="graphic" style:parent-style-name="objectwithoutfill">
      <style:graphic-properties draw:stroke="dash" draw:stroke-dash="Dash" draw:marker-end="Linienspitzen_20_4" draw:marker-end-width="0.3cm" draw:fill="none" draw:textarea-vertical-align="middle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8.136cm"/>
      <style:paragraph-properties style:writing-mode="lr-tb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512cm" fo:min-width="8.136cm"/>
      <style:paragraph-properties style:writing-mode="lr-tb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655cm" fo:min-width="8.136cm"/>
      <style:paragraph-properties style:writing-mode="lr-tb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893cm" fo:min-width="5.85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258cm" fo:min-width="5.85cm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528cm" fo:min-width="5.85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ffffff" draw:opacity="100%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 draw:fill-color="#000000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ffffff"/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start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asurelines" svg:width="3.885cm" svg:height="3.44cm" svg:x="7.529cm" svg:y="13.827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measurelines" svg:width="10.922cm" svg:height="4.953cm" svg:x="1.762cm" svg:y="1.762cm">
          <text:p text:style-name="P1"><text:span text:style-name="T1">cls_GridVie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9.931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7.267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2.028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2.487cm" svg:height="4.127cm" svg:x="4.603cm" svg:y="2.363cm">
          <text:p text:style-name="P1"><text:span text:style-name="T1">cls_colum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measurelines" svg:width="1.599cm" svg:height="3.227cm" svg:x="5.047cm" svg:y="3.1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measurelines" svg:width="1.599cm" svg:height="2.551cm" svg:x="7.8cm" svg:y="3.864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measurelines" svg:width="1.599cm" svg:height="2.927cm" svg:x="2.472cm" svg:y="3.488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measurelines" svg:width="1.598cm" svg:height="3.002cm" svg:x="10.464cm" svg:y="3.413cm">
          <text:p text:style-name="P1"><text:span text:style-name="T1">cls_ba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" draw:id="id1" draw:layer="controls" svg:width="6.35cm" svg:height="4.964cm" svg:x="6.08cm" svg:y="13.054cm">
          <text:p text:style-name="P1"><text:span text:style-name="T1">cls_valu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885cm" svg:height="3.44cm" svg:x="7.783cm" svg:y="14.07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controls" svg:width="3.885cm" svg:height="3.44cm" svg:x="8.037cm" svg:y="14.335cm">
          <text:p text:style-name="P1"><text:span text:style-name="T1">cls_val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controls" svg:width="0.889cm" svg:height="1.016cm" svg:x="6.334cm" svg:y="14.9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onnector draw:style-name="gr10" draw:text-style-name="P5" draw:layer="controls" svg:x1="6.08cm" svg:y1="15.536cm" svg:x2="7.223cm" svg:y2="6.715cm" draw:start-shape="id1" draw:start-glue-point="3" draw:end-shape="id2" draw:end-glue-point="2" svg:d="M6080 15536h-501v-5652h1644v-3169" svg:viewBox="0 0 1645 8822">
          <text:p/>
        </draw:connector>
        <draw:frame draw:style-name="gr11" draw:text-style-name="P6" draw:layer="layout" svg:width="3.81cm" svg:height="0.645cm" svg:x="2.397cm" svg:y="15.595cm">
          <draw:text-box>
            <text:p><text:span text:style-name="T2">valueChangedEvent</text:span></text:p>
          </draw:text-box>
        </draw:frame>
        <draw:custom-shape draw:style-name="gr12" draw:text-style-name="P3" xml:id="id4" draw:id="id4" draw:layer="layout" svg:width="4.064cm" svg:height="4.064cm" svg:x="19.288cm" svg:y="8.366cm">
          <text:p text:style-name="P1"><text:span text:style-name="T1">cls_sortControl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6" draw:id="id6" draw:layer="layout" svg:width="4.318cm" svg:height="1.143cm" svg:x="21.828cm" svg:y="9.255cm">
          <text:p text:style-name="P1"><text:span text:style-name="T1">iSortAlgorythm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5" draw:id="id5" draw:layer="layout" svg:width="5.969cm" svg:height="1.143cm" svg:x="21.828cm" svg:y="13.7cm">
          <text:p text:style-name="P1"><text:span text:style-name="T1">cls_sortAlgo:BinarySearch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969cm" svg:height="1.143cm" svg:x="21.828cm" svg:y="14.97cm">
          <text:p text:style-name="P1"><text:span text:style-name="T1">cls_sortAlgo:BubbleSearch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969cm" svg:height="1.143cm" svg:x="21.828cm" svg:y="16.24cm">
          <text:p text:style-name="P1"><text:span text:style-name="T1">cls_sortAlgo: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xml:id="id3" draw:id="id3" draw:layer="layout" svg:width="5.969cm" svg:height="3.175cm" svg:x="15.732cm" svg:y="1.762cm">
          <text:p text:style-name="P1"><text:span text:style-name="T1">cls_UI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21.701cm" svg:y1="3.349cm" svg:x2="21.32cm" svg:y2="8.366cm" draw:start-shape="id3" draw:start-glue-point="1" draw:end-shape="id4" draw:end-glue-point="0" svg:d="M21701 3349h500v3302h-881v1715" svg:viewBox="0 0 882 5018">
          <text:p/>
        </draw:connector>
        <draw:connector draw:style-name="gr17" draw:text-style-name="P5" draw:layer="layout" svg:x1="24.812cm" svg:y1="13.7cm" svg:x2="23.987cm" svg:y2="10.398cm" draw:start-shape="id5" draw:start-glue-point="0" draw:end-shape="id6" draw:end-glue-point="2" svg:d="M24812 13700v-1652h-825v-1650" svg:viewBox="0 0 826 3303">
          <text:p/>
        </draw:connector>
        <draw:connector draw:style-name="gr18" draw:text-style-name="P5" draw:layer="layout" svg:x1="19.288cm" svg:y1="10.398cm" svg:x2="12.43cm" svg:y2="15.536cm" draw:start-shape="id4" draw:start-glue-point="3" draw:end-shape="id1" draw:end-glue-point="1" svg:d="M19288 10398h-3429v5138h-3429" svg:viewBox="0 0 6859 5139">
          <text:p/>
        </draw:connector>
      </draw:page>
      <draw:page draw:name="page2" draw:style-name="dp1" draw:master-page-name="Default">
        <draw:custom-shape draw:style-name="gr19" draw:text-style-name="P9" draw:layer="layout" svg:width="4.953cm" svg:height="1.143cm" svg:x="4.683cm" svg:y="4.81cm">
          <text:p text:style-name="P8"><text:span text:style-name="T1">&lt;&lt;INTERFACE&gt;&gt;</text:span></text:p>
          <text:p text:style-name="P8"><text:span text:style-name="T3">iSortAlgo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svg:x1="4.619cm" svg:y1="16.24cm" svg:x2="7.159cm" svg:y2="13.446cm" draw:start-shape="id7" draw:start-glue-point="0" draw:end-shape="id8" draw:end-glue-point="2" svg:d="M4619 16240v-1397h2540v-1397" svg:viewBox="0 0 2541 2795">
          <text:p/>
        </draw:connector>
        <draw:custom-shape draw:style-name="gr21" draw:text-style-name="P10" draw:layer="layout" svg:width="4.953cm" svg:height="0.508cm" svg:x="4.683cm" svg:y="5.953cm"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0" draw:id="id10" draw:layer="layout" svg:width="4.953cm" svg:height="1.778cm" svg:x="4.683cm" svg:y="6.461cm">
          <text:p text:style-name="P11"><text:span text:style-name="T4">+ sort(Values:int[])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9" draw:id="id9" draw:layer="layout" svg:width="4.953cm" svg:height="1.143cm" svg:x="4.683cm" svg:y="10.779cm">
          <text:p text:style-name="P8"><text:span text:style-name="T3">SortAlgo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953cm" svg:height="0.508cm" svg:x="4.683cm" svg:y="11.92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xml:id="id8" draw:id="id8" draw:layer="layout" svg:width="4.953cm" svg:height="1.016cm" svg:x="4.683cm" svg:y="12.43cm">
          <text:p text:style-name="P11"><text:span text:style-name="T4">+ sort(Values:int[])</text:span></text:p>
          <draw:enhanced-geometry svg:viewBox="0 0 21600 21600" draw:type="rectangle" draw:enhanced-path="M 0 0 L 21600 0 21600 21600 0 21600 0 0 Z N"/>
        </draw:custom-shape>
        <draw:connector draw:style-name="gr24" draw:text-style-name="P5" draw:layer="layout" svg:x1="7.159cm" svg:y1="10.779cm" svg:x2="7.159cm" svg:y2="8.239cm" draw:start-shape="id9" draw:start-glue-point="0" draw:end-shape="id10" draw:end-glue-point="2" svg:d="M7159 10779v-2540" svg:viewBox="0 0 1 2541">
          <text:p/>
        </draw:connector>
        <draw:custom-shape draw:style-name="gr19" draw:text-style-name="P9" xml:id="id7" draw:id="id7" draw:layer="layout" svg:width="4.953cm" svg:height="1.143cm" svg:x="2.143cm" svg:y="16.24cm">
          <text:p text:style-name="P8"><text:span text:style-name="T3">BinarySearch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953cm" svg:height="0.508cm" svg:x="2.143cm" svg:y="17.38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4.953cm" svg:height="1.016cm" svg:x="2.143cm" svg:y="17.891cm">
          <text:p text:style-name="P11"><text:span text:style-name="T4">+ sort(Values:int[])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1" draw:id="id11" draw:layer="layout" svg:width="4.953cm" svg:height="1.143cm" svg:x="7.223cm" svg:y="16.24cm">
          <text:p text:style-name="P8"><text:span text:style-name="T3">BubbleSearch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953cm" svg:height="0.508cm" svg:x="7.223cm" svg:y="17.38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4.953cm" svg:height="1.016cm" svg:x="7.223cm" svg:y="17.891cm">
          <text:p text:style-name="P11"><text:span text:style-name="T4">+ sort(Values:int[])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svg:x1="9.699cm" svg:y1="16.24cm" svg:x2="7.159cm" svg:y2="13.446cm" draw:start-shape="id11" draw:start-glue-point="0" draw:end-shape="id8" draw:end-glue-point="2" svg:d="M9699 16240v-1397h-2540v-1397" svg:viewBox="0 0 2541 2795">
          <text:p/>
        </draw:connector>
        <draw:custom-shape draw:style-name="gr25" draw:text-style-name="P9" draw:layer="layout" svg:width="8.636cm" svg:height="1.143cm" svg:x="17.002cm" svg:y="2.905cm">
          <text:p text:style-name="P8"><text:span text:style-name="T3">SortController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8.636cm" svg:height="0.762cm" svg:x="17.002cm" svg:y="4.048cm">
          <text:p text:style-name="P11">+ View:iValueView</text:p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8.636cm" svg:height="1.905cm" svg:x="17.002cm" svg:y="4.81cm">
          <text:p text:style-name="P11"><text:span text:style-name="T4">+ sort(Values:int[], SearchAlgo:iSortAlgo)</text:span></text:p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6.35cm" svg:height="1.143cm" svg:x="17.383cm" svg:y="13.065cm">
          <text:p text:style-name="P8"><text:span text:style-name="T1">&lt;&lt;INTERFACE&gt;&gt;</text:span></text:p>
          <text:p text:style-name="P8"><text:span text:style-name="T3">iValueView</text:span>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6.35cm" svg:height="0.508cm" svg:x="17.383cm" svg:y="14.2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6.35cm" svg:height="1.778cm" svg:x="17.383cm" svg:y="14.716cm">
          <text:p text:style-name="P11"><text:span text:style-name="T4">+ showValues(Values:int[]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Triangle_20_unfilled" draw:display-name="Triangle unfilled" svg:viewBox="0 0 3000 3000" svg:d="M1500 0l1500 3000h-3000zM1500 447l-1176 2353h2353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6.2$Windows_X86_64 LibreOffice_project/144abb84a525d8e30c9dbbefa69cbbf2d8d4ae3b</meta:generator>
    <dc:date>2021-10-03T14:30:09.498000000</dc:date>
    <meta:editing-duration>PT15M53S</meta:editing-duration>
    <meta:editing-cycles>5</meta:editing-cycles>
    <meta:document-statistic meta:object-count="46"/>
  </office:meta>
</office:document-meta>
</file>